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251cm" style:rel-column-width="8191*"/>
    </style:style>
    <style:style style:name="Table1.H" style:family="table-column">
      <style:table-column-properties style:column-width="2.25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2.251cm" style:rel-column-width="8191*"/>
    </style:style>
    <style:style style:name="Table2.H" style:family="table-column">
      <style:table-column-properties style:column-width="2.25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16" style:family="paragraph" style:parent-style-name="Standard">
      <style:text-properties style:font-name="Arial" fo:font-size="10pt" fo:language="ru" fo:country="RU" officeooo:rsid="00040545" officeooo:paragraph-rsid="007e2b83" style:font-size-asian="10pt" style:font-size-complex="10pt"/>
    </style:style>
    <style:style style:name="P17" style:family="paragraph" style:parent-style-name="Standard">
      <style:text-properties style:font-name="Arial" fo:font-size="10pt" fo:language="ru" fo:country="RU" officeooo:rsid="00040545" officeooo:paragraph-rsid="007f16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68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69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9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80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e2b83" officeooo:paragraph-rsid="007e2b83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1a828" officeooo:paragraph-rsid="0081a82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39b04" officeooo:paragraph-rsid="00839b04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811f23" officeooo:paragraph-rsid="00811f23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7e2b83" officeooo:paragraph-rsid="007e2b83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85fd30" officeooo:paragraph-rsid="0085fd30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87cb74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59c511" style:font-weight-asian="normal" style:font-weight-complex="normal"/>
    </style:style>
    <style:style style:name="T17" style:family="text">
      <style:text-properties fo:language="en" fo:country="US" fo:font-weight="normal" officeooo:rsid="005b6959" style:font-weight-asian="normal" style:font-weight-complex="normal"/>
    </style:style>
    <style:style style:name="T18" style:family="text">
      <style:text-properties fo:language="en" fo:country="US" fo:font-weight="normal" officeooo:rsid="0068f4d2" style:font-weight-asian="normal" style:font-weight-complex="normal"/>
    </style:style>
    <style:style style:name="T19" style:family="text">
      <style:text-properties fo:language="en" fo:country="US" officeooo:rsid="00075231"/>
    </style:style>
    <style:style style:name="T20" style:family="text">
      <style:text-properties fo:language="en" fo:country="US" officeooo:rsid="000936f7"/>
    </style:style>
    <style:style style:name="T21" style:family="text">
      <style:text-properties fo:language="en" fo:country="US" officeooo:rsid="0009839e"/>
    </style:style>
    <style:style style:name="T22" style:family="text">
      <style:text-properties fo:language="en" fo:country="US" officeooo:rsid="000a23d9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00fa488" style:font-style-asian="italic" style:font-style-complex="italic"/>
    </style:style>
    <style:style style:name="T25" style:family="text">
      <style:text-properties fo:language="en" fo:country="US" fo:font-style="italic" officeooo:rsid="000e2db2" style:font-style-asian="italic" style:font-style-complex="italic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9" style:family="text">
      <style:text-properties fo:language="en" fo:country="US" officeooo:rsid="001c1e13"/>
    </style:style>
    <style:style style:name="T30" style:family="text">
      <style:text-properties fo:language="en" fo:country="US" officeooo:rsid="00277a7b"/>
    </style:style>
    <style:style style:name="T31" style:family="text">
      <style:text-properties fo:language="en" fo:country="US" officeooo:rsid="000fa488"/>
    </style:style>
    <style:style style:name="T32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officeooo:rsid="004e9f53" style:font-style-asian="normal" style:font-style-complex="normal"/>
    </style:style>
    <style:style style:name="T34" style:family="text">
      <style:text-properties fo:language="en" fo:country="US" officeooo:rsid="007e2b8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e2b83" style:font-weight-asian="bold" style:font-weight-complex="bold"/>
    </style:style>
    <style:style style:name="T37" style:family="text">
      <style:text-properties fo:font-weight="bold" officeooo:rsid="007f1623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75231" style:font-weight-asian="normal" style:font-weight-complex="normal"/>
    </style:style>
    <style:style style:name="T40" style:family="text">
      <style:text-properties fo:font-weight="normal" officeooo:rsid="000e2db2" style:font-weight-asian="normal" style:font-weight-complex="normal"/>
    </style:style>
    <style:style style:name="T41" style:family="text">
      <style:text-properties fo:font-weight="normal" officeooo:rsid="00119e3d" style:font-weight-asian="normal" style:font-weight-complex="normal"/>
    </style:style>
    <style:style style:name="T42" style:family="text">
      <style:text-properties fo:font-weight="normal" officeooo:rsid="001c1e13" style:font-weight-asian="normal" style:font-weight-complex="normal"/>
    </style:style>
    <style:style style:name="T43" style:family="text">
      <style:text-properties fo:font-weight="normal" officeooo:rsid="0024fe81" style:font-weight-asian="normal" style:font-weight-complex="normal"/>
    </style:style>
    <style:style style:name="T44" style:family="text">
      <style:text-properties fo:font-weight="normal" officeooo:rsid="0026e1c9" style:font-weight-asian="normal" style:font-weight-complex="normal"/>
    </style:style>
    <style:style style:name="T45" style:family="text">
      <style:text-properties fo:font-weight="normal" officeooo:rsid="003c987b" style:font-weight-asian="normal" style:font-weight-complex="normal"/>
    </style:style>
    <style:style style:name="T46" style:family="text">
      <style:text-properties fo:font-weight="normal" officeooo:rsid="00405a53" style:font-weight-asian="normal" style:font-weight-complex="normal"/>
    </style:style>
    <style:style style:name="T47" style:family="text">
      <style:text-properties fo:font-weight="normal" officeooo:rsid="0044bbee" style:font-weight-asian="normal" style:font-weight-complex="normal"/>
    </style:style>
    <style:style style:name="T48" style:family="text">
      <style:text-properties fo:font-weight="normal" officeooo:rsid="00499752" style:font-weight-asian="normal" style:font-weight-complex="normal"/>
    </style:style>
    <style:style style:name="T49" style:family="text">
      <style:text-properties fo:font-weight="normal" officeooo:rsid="004af083" style:font-weight-asian="normal" style:font-weight-complex="normal"/>
    </style:style>
    <style:style style:name="T50" style:family="text">
      <style:text-properties fo:font-weight="normal" officeooo:rsid="005ee05c" style:font-weight-asian="normal" style:font-weight-complex="normal"/>
    </style:style>
    <style:style style:name="T51" style:family="text">
      <style:text-properties fo:font-weight="normal" officeooo:rsid="0061c957" style:font-weight-asian="normal" style:font-weight-complex="normal"/>
    </style:style>
    <style:style style:name="T52" style:family="text">
      <style:text-properties fo:font-weight="normal" officeooo:rsid="0068f4d2" style:font-weight-asian="normal" style:font-weight-complex="normal"/>
    </style:style>
    <style:style style:name="T53" style:family="text">
      <style:text-properties fo:font-weight="normal" officeooo:rsid="007e2b83" style:font-weight-asian="normal" style:font-weight-complex="normal"/>
    </style:style>
    <style:style style:name="T54" style:family="text">
      <style:text-properties fo:font-weight="normal" officeooo:rsid="000936f7" style:font-weight-asian="normal" style:font-weight-complex="normal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00a23d9" style:font-weight-asian="normal" style:font-weight-complex="normal"/>
    </style:style>
    <style:style style:name="T58" style:family="text">
      <style:text-properties fo:language="ru" fo:country="RU" fo:font-weight="normal" officeooo:rsid="00405a53" style:font-weight-asian="normal" style:font-weight-complex="normal"/>
    </style:style>
    <style:style style:name="T59" style:family="text">
      <style:text-properties fo:language="ru" fo:country="RU" fo:font-weight="normal" officeooo:rsid="004af083" style:font-weight-asian="normal" style:font-weight-complex="normal"/>
    </style:style>
    <style:style style:name="T60" style:family="text">
      <style:text-properties fo:language="ru" fo:country="RU" fo:font-weight="normal" officeooo:rsid="006c4f12" style:font-weight-asian="normal" style:font-weight-complex="normal"/>
    </style:style>
    <style:style style:name="T61" style:family="text">
      <style:text-properties fo:language="ru" fo:country="RU" officeooo:rsid="000a23d9"/>
    </style:style>
    <style:style style:name="T62" style:family="text">
      <style:text-properties fo:language="ru" fo:country="RU" officeooo:rsid="000fa488"/>
    </style:style>
    <style:style style:name="T63" style:family="text">
      <style:text-properties fo:language="ru" fo:country="RU" fo:font-style="italic" style:font-style-asian="italic" style:font-style-complex="italic"/>
    </style:style>
    <style:style style:name="T64" style:family="text">
      <style:text-properties fo:language="ru" fo:country="RU" fo:font-style="italic" officeooo:rsid="0015cca3" style:font-style-asian="italic" style:font-style-complex="italic"/>
    </style:style>
    <style:style style:name="T65" style:family="text">
      <style:text-properties fo:language="ru" fo:country="RU" fo:font-style="italic" officeooo:rsid="00798729" style:font-style-asian="italic" style:font-style-complex="italic"/>
    </style:style>
    <style:style style:name="T66" style:family="text">
      <style:text-properties fo:language="ru" fo:country="RU" officeooo:rsid="004e9f53"/>
    </style:style>
    <style:style style:name="T67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8" style:family="text">
      <style:text-properties officeooo:rsid="00075231"/>
    </style:style>
    <style:style style:name="T69" style:family="text">
      <style:text-properties officeooo:rsid="000936f7"/>
    </style:style>
    <style:style style:name="T70" style:family="text">
      <style:text-properties officeooo:rsid="0009839e"/>
    </style:style>
    <style:style style:name="T71" style:family="text">
      <style:text-properties officeooo:rsid="000a23d9"/>
    </style:style>
    <style:style style:name="T72" style:family="text">
      <style:text-properties officeooo:rsid="000a8f9a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09839e" style:font-style-asian="italic" style:font-style-complex="italic"/>
    </style:style>
    <style:style style:name="T75" style:family="text">
      <style:text-properties fo:font-style="italic" officeooo:rsid="000a23d9" style:font-style-asian="italic" style:font-style-complex="italic"/>
    </style:style>
    <style:style style:name="T76" style:family="text">
      <style:text-properties officeooo:rsid="000e2db2"/>
    </style:style>
    <style:style style:name="T77" style:family="text">
      <style:text-properties officeooo:rsid="0012e3fc"/>
    </style:style>
    <style:style style:name="T78" style:family="text">
      <style:text-properties officeooo:rsid="0014ddfe"/>
    </style:style>
    <style:style style:name="T79" style:family="text">
      <style:text-properties officeooo:rsid="0015cca3"/>
    </style:style>
    <style:style style:name="T80" style:family="text">
      <style:text-properties officeooo:rsid="001c1e13"/>
    </style:style>
    <style:style style:name="T81" style:family="text">
      <style:text-properties officeooo:rsid="002a33cb"/>
    </style:style>
    <style:style style:name="T82" style:family="text">
      <style:text-properties officeooo:rsid="002c3563"/>
    </style:style>
    <style:style style:name="T83" style:family="text">
      <style:text-properties officeooo:rsid="002dfd0b"/>
    </style:style>
    <style:style style:name="T84" style:family="text">
      <style:text-properties officeooo:rsid="002dfe3e"/>
    </style:style>
    <style:style style:name="T85" style:family="text">
      <style:text-properties officeooo:rsid="003c987b"/>
    </style:style>
    <style:style style:name="T86" style:family="text">
      <style:text-properties officeooo:rsid="00405a53"/>
    </style:style>
    <style:style style:name="T87" style:family="text">
      <style:text-properties officeooo:rsid="004af083"/>
    </style:style>
    <style:style style:name="T88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9" style:family="text">
      <style:text-properties fo:font-style="normal" officeooo:rsid="004e9f53" style:font-style-asian="normal" style:font-style-complex="normal"/>
    </style:style>
    <style:style style:name="T90" style:family="text">
      <style:text-properties officeooo:rsid="000fa488"/>
    </style:style>
    <style:style style:name="T91" style:family="text">
      <style:text-properties officeooo:rsid="005d1c99"/>
    </style:style>
    <style:style style:name="T92" style:family="text">
      <style:text-properties officeooo:rsid="006014a5"/>
    </style:style>
    <style:style style:name="T93" style:family="text">
      <style:text-properties officeooo:rsid="004e9f53"/>
    </style:style>
    <style:style style:name="T94" style:family="text">
      <style:text-properties officeooo:rsid="007c3829"/>
    </style:style>
    <style:style style:name="T95" style:family="text">
      <style:text-properties officeooo:rsid="007f3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text:tab/>IOT<text:span text:style-name="T82">V</text:span>_<text:span text:style-name="T81">SH </text:span><text:span text:style-name="T82">(server host)</text:span> <text:span text:style-name="T56">протокол</text:span></text:p>
      <text:p text:style-name="P41"/>
      <text:p text:style-name="P1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529708567840">
          <table:table-cell table:style-name="Таблица1.A1" office:value-type="string">
            <text:p text:style-name="P14">Биты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1</text:p>
          </table:table-cell>
          <table:table-cell table:style-name="Таблица1.I1" office:value-type="string">
            <text:p text:style-name="P14">0</text:p>
          </table:table-cell>
        </table:table-row>
        <table:table-row table:style-name="TableLine94529708698752">
          <table:table-cell table:style-name="Таблица1.A2" office:value-type="string">
            <text:p text:style-name="P14">Имя бита</text:p>
          </table:table-cell>
          <table:table-cell table:style-name="Таблица1.A2" table:number-columns-spanned="4" office:value-type="string">
            <text:p text:style-name="P107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31">S</text:p>
          </table:table-cell>
          <table:table-cell table:style-name="Таблица1.A2" office:value-type="string">
            <text:p text:style-name="P132"><text:span text:style-name="T80">query/</text:span>response</text:p>
          </table:table-cell>
          <table:table-cell table:style-name="Таблица1.A2" office:value-type="string">
            <text:p text:style-name="P132">RW</text:p>
          </table:table-cell>
          <table:table-cell table:style-name="Таблица1.I2" office:value-type="string">
            <text:p text:style-name="P132">WAY</text:p>
          </table:table-cell>
        </table:table-row>
      </table:table>
      <text:p text:style-name="P64"/>
      <text:p text:style-name="P104">WAY<text:span text:style-name="T38">: </text:span><text:span text:style-name="T56">бит запроса </text:span>Who are you <text:span text:style-name="T56">(идентификация устройства)</text:span></text:p>
      <text:p text:style-name="P64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4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66"><text:span text:style-name="T34">S</text:span><text:span text:style-name="T15"> – </text:span><text:span text:style-name="T38">бит </text:span><text:span text:style-name="T53">состояния</text:span><text:span text:style-name="T38">. </text:span></text:p>
      <text:p text:style-name="P108">[ch3:ch0] –<text:span text:style-name="T38"> </text:span><text:span text:style-name="T59">биты номера канала чтения/записи.</text:span></text:p>
      <text:p text:style-name="P34"/>
      <text:p text:style-name="P34">Типы запросов</text:p>
      <text:p text:style-name="P3"><text:span text:style-name="T38">Запрос </text:span><text:span text:style-name="T2">WAY </text:span><text:span text:style-name="T39">(</text:span><text:span text:style-name="T41">1 Байт</text:span><text:span text:style-name="T39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529708706704"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0">1</text:p>
          </table:table-cell>
        </table:table-row>
      </table:table>
      <text:p text:style-name="P4"/>
      <text:p text:style-name="P3">Запрос <text:span text:style-name="T2">READ </text:span><text:span text:style-name="T39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529708724784">
          <table:table-cell table:style-name="Таблица4.A1" office:value-type="string">
            <text:p text:style-name="P106">ch3</text:p>
          </table:table-cell>
          <table:table-cell table:style-name="Таблица4.A1" office:value-type="string">
            <text:p text:style-name="P106">ch2</text:p>
          </table:table-cell>
          <table:table-cell table:style-name="Таблица4.A1" office:value-type="string">
            <text:p text:style-name="P106">ch1</text:p>
          </table:table-cell>
          <table:table-cell table:style-name="Таблица4.D1" office:value-type="string">
            <text:p text:style-name="P106">ch0</text:p>
          </table:table-cell>
          <table:table-cell table:style-name="Таблица4.A1" office:value-type="string">
            <text:p text:style-name="P89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92">1</text:p>
          </table:table-cell>
          <table:table-cell table:style-name="Таблица4.D1" office:value-type="string">
            <text:p text:style-name="P92">0</text:p>
          </table:table-cell>
        </table:table-row>
      </table:table>
      <text:p text:style-name="P80"/>
      <text:p text:style-name="P5">Запрос <text:span text:style-name="T3">WRI</text:span><text:span text:style-name="T4">T</text:span><text:span text:style-name="T3">E </text:span><text:span text:style-name="T39">(</text:span><text:span text:style-name="T40">3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529708745712">
          <table:table-cell table:style-name="Таблица6.A1" office:value-type="string">
            <text:p text:style-name="P106">ch3</text:p>
          </table:table-cell>
          <table:table-cell table:style-name="Таблица6.A1" office:value-type="string">
            <text:p text:style-name="P106">ch2</text:p>
          </table:table-cell>
          <table:table-cell table:style-name="Таблица6.A1" office:value-type="string">
            <text:p text:style-name="P106">ch1</text:p>
          </table:table-cell>
          <table:table-cell table:style-name="Таблица6.D1" office:value-type="string">
            <text:p text:style-name="P106">ch0</text:p>
          </table:table-cell>
          <table:table-cell table:style-name="Таблица6.A1" office:value-type="string">
            <text:p text:style-name="P89">0</text:p>
          </table:table-cell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95">0</text:p>
          </table:table-cell>
          <table:table-cell table:style-name="Таблица6.D1" office:value-type="string">
            <text:p text:style-name="P93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529708752816">
          <table:table-cell table:style-name="Таблица10.A1" office:value-type="string">
            <text:p text:style-name="P25">Длина данных для записи (<text:span text:style-name="T2">MSB</text:span><text:span text:style-name="T1">) </text:span><text:span text:style-name="T77">(8 бит)</text:span></text:p>
          </table:table-cell>
          <table:table-cell table:style-name="Таблица10.B1" office:value-type="string">
            <text:p text:style-name="P26">Длина данных для записи (<text:span text:style-name="T2">LSB</text:span><text:span text:style-name="T1">) </text:span><text:span text:style-name="T77">(8 бит)</text:span></text:p>
          </table:table-cell>
        </table:table-row>
        <table:table-row table:style-name="TableLine94529708759648">
          <table:table-cell table:style-name="Таблица10.A2" table:number-columns-spanned="2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79"/>
      <text:p text:style-name="P16"><text:span text:style-name="T38">Запрос </text:span><text:span text:style-name="T36">PI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Line94529708761904"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54">0</text:p>
          </table:table-cell>
          <table:table-cell table:style-name="Table1.A1" office:value-type="string">
            <text:p text:style-name="P61">1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61">0</text:p>
          </table:table-cell>
        </table:table-row>
      </table:table>
      <text:p text:style-name="P16"/>
      <text:p text:style-name="P67"/>
      <text:p text:style-name="P34">Типы <text:span text:style-name="T68">ответов</text:span></text:p>
      <text:p text:style-name="P36"><text:span text:style-name="T69">Ответ</text:span> <text:span text:style-name="T2">WAY </text:span><text:span text:style-name="T68">(</text:span><text:span text:style-name="T70">5</text:span><text:span text:style-name="T68"> Байт </text:span><text:span text:style-name="T70">+ </text:span><text:span text:style-name="T6">N</text:span><text:span text:style-name="T21"> </text:span><text:span text:style-name="T70">Байт</text:span><text:span text:style-name="T6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529708776640"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46">1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46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529708782272">
          <table:table-cell table:style-name="Таблица8.A1" table:number-columns-spanned="2" office:value-type="string">
            <text:p text:style-name="P70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8.A1" table:number-columns-spanned="2" office:value-type="string">
            <text:p text:style-name="P71"><text:span text:style-name="T55">Длина </text:span><text:span text:style-name="T56">описания (</text:span><text:span text:style-name="T2">MSB</text:span><text:span text:style-name="T12">) </text:span></text:p>
            <text:p text:style-name="P71"><text:span text:style-name="T13">(</text:span><text:span text:style-name="T57">8 бит)</text:span></text:p>
          </table:table-cell>
          <table:covered-table-cell/>
          <table:table-cell table:style-name="Таблица8.A1" office:value-type="string">
            <text:p text:style-name="P70"><text:span text:style-name="T55">Длина описания (</text:span><text:span text:style-name="T2">LSB</text:span><text:span text:style-name="T1">)</text:span></text:p>
            <text:p text:style-name="P71"><text:span text:style-name="T22">(</text:span><text:span text:style-name="T61">8 бит)</text:span></text:p>
          </table:table-cell>
          <table:table-cell table:style-name="Таблица8.A1" office:value-type="string">
            <text:p text:style-name="P22">Кол-во каналов чтения</text:p>
            <text:p text:style-name="P30">(4 бита)</text:p>
          </table:table-cell>
          <table:table-cell table:style-name="Таблица8.G1" office:value-type="string">
            <text:p text:style-name="P22">Кол-во каналов записи</text:p>
            <text:p text:style-name="P30">(4 бита)</text:p>
          </table:table-cell>
        </table:table-row>
        <table:table-row table:style-name="TableLine94529708803952">
          <table:table-cell table:style-name="Таблица8.A2" table:number-columns-spanned="7" office:value-type="string">
            <text:p text:style-name="P45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9708804928">
          <table:table-cell table:style-name="Таблица8.A3" office:value-type="string">
            <text:p text:style-name="P13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6">Кол-во каналов, согласно «<text:span text:style-name="T74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529708806928">
          <table:table-cell table:style-name="Таблица8.A3" office:value-type="string">
            <text:p text:style-name="P13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6">Кол-во каналов, согласно «<text:span text:style-name="T74">Кол-во каналов </text:span><text:span text:style-name="T73">записи</text:span>»</text:p>
          </table:table-cell>
          <table:covered-table-cell/>
          <table:covered-table-cell/>
          <table:covered-table-cell/>
        </table:table-row>
      </table:table>
      <text:p text:style-name="P39"/>
      <text:p text:style-name="P37"><text:span text:style-name="T69">Ответ </text:span><text:span text:style-name="T4">READ</text:span><text:span text:style-name="T2"> </text:span><text:span text:style-name="T19">(</text:span><text:span text:style-name="T78">3</text:span><text:span text:style-name="T19"> </text:span><text:span text:style-name="T68">Байт</text:span><text:span text:style-name="T76">а</text:span><text:span text:style-name="T68"> </text:span><text:span text:style-name="T20">+ </text:span><text:span text:style-name="T5">N</text:span><text:span text:style-name="T20"> </text:span><text:span text:style-name="T69">Байт</text:span><text:span text:style-name="T19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529708821104">
          <table:table-cell table:style-name="Таблица2.A1" office:value-type="string">
            <text:p text:style-name="P106">ch3</text:p>
          </table:table-cell>
          <table:table-cell table:style-name="Таблица2.A1" office:value-type="string">
            <text:p text:style-name="P106">ch2</text:p>
          </table:table-cell>
          <table:table-cell table:style-name="Таблица2.A1" office:value-type="string">
            <text:p text:style-name="P106">ch1</text:p>
          </table:table-cell>
          <table:table-cell table:style-name="Таблица2.D1" office:value-type="string">
            <text:p text:style-name="P106">ch0</text:p>
          </table:table-cell>
          <table:table-cell table:style-name="Таблица2.A1" office:value-type="string">
            <text:p text:style-name="P91">0</text:p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103">1</text:p>
          </table:table-cell>
          <table:table-cell table:style-name="Таблица2.D1" office:value-type="string">
            <text:p text:style-name="P94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529708827920">
          <table:table-cell table:style-name="Таблица11.A1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table-cell table:style-name="Таблица11.B1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</table:table-row>
        <table:table-row table:style-name="TableLine94529708834704">
          <table:table-cell table:style-name="Таблица11.A2" table:number-columns-spanned="2" office:value-type="string">
            <text:p text:style-name="P74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4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43"/>
      <text:p text:style-name="P36"><text:span text:style-name="T69">Ответ </text:span><text:span text:style-name="T4">WRITE</text:span><text:span text:style-name="T2"> </text:span><text:span text:style-name="T19">(</text:span><text:span text:style-name="T30">1</text:span><text:span text:style-name="T19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529708837024">
          <table:table-cell table:style-name="Таблица5.A1" office:value-type="string">
            <text:p text:style-name="P106">ch3</text:p>
          </table:table-cell>
          <table:table-cell table:style-name="Таблица5.A1" office:value-type="string">
            <text:p text:style-name="P106">ch2</text:p>
          </table:table-cell>
          <table:table-cell table:style-name="Таблица5.A1" office:value-type="string">
            <text:p text:style-name="P106">ch1</text:p>
          </table:table-cell>
          <table:table-cell table:style-name="Таблица5.D1" office:value-type="string">
            <text:p text:style-name="P106">ch0</text:p>
          </table:table-cell>
          <table:table-cell table:style-name="Таблица5.A1" office:value-type="string">
            <text:p text:style-name="P90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96">0</text:p>
          </table:table-cell>
          <table:table-cell table:style-name="Таблица5.D1" office:value-type="string">
            <text:p text:style-name="P94">0</text:p>
          </table:table-cell>
        </table:table-row>
      </table:table>
      <text:p text:style-name="P44"/>
      <text:p text:style-name="P17"><text:span text:style-name="T54">Ответ</text:span><text:span text:style-name="T38"> </text:span><text:span text:style-name="T37">PO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2" table:style-name="Table2">
        <table:table-column table:style-name="Table2.A" table:number-columns-repeated="7"/>
        <table:table-column table:style-name="Table2.H"/>
        <table:table-row table:style-name="TableLine94529708845472"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55">0</text:p>
          </table:table-cell>
          <table:table-cell table:style-name="Table2.A1" office:value-type="string">
            <text:p text:style-name="P62">1</text:p>
          </table:table-cell>
          <table:table-cell table:style-name="Table2.A1" office:value-type="string">
            <text:p text:style-name="P63">1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62">0</text:p>
          </table:table-cell>
        </table:table-row>
      </table:table>
      <text:p text:style-name="P40"/>
      <text:p text:style-name="P135">IOT<text:span text:style-name="T82">V</text:span>_<text:span text:style-name="T83">S</text:span><text:span text:style-name="T84">C</text:span><text:span text:style-name="T81"> </text:span><text:span text:style-name="T82">(</text:span><text:span text:style-name="T83">server client</text:span><text:span text:style-name="T84">)</text:span> <text:span text:style-name="T56">протокол</text:span></text:p>
      <text:p text:style-name="P42"/>
      <text:p text:style-name="P2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529708856976">
          <table:table-cell table:style-name="Таблица9.A1" office:value-type="string">
            <text:p text:style-name="P15">Биты</text:p>
          </table:table-cell>
          <table:table-cell table:style-name="Таблица9.A1" office:value-type="string">
            <text:p text:style-name="P15">7</text:p>
          </table:table-cell>
          <table:table-cell table:style-name="Таблица9.A1" office:value-type="string">
            <text:p text:style-name="P15">6</text:p>
          </table:table-cell>
          <table:table-cell table:style-name="Таблица9.A1" office:value-type="string">
            <text:p text:style-name="P15">5</text:p>
          </table:table-cell>
          <table:table-cell table:style-name="Таблица9.A1" office:value-type="string">
            <text:p text:style-name="P15">4</text:p>
          </table:table-cell>
          <table:table-cell table:style-name="Таблица9.A1" office:value-type="string">
            <text:p text:style-name="P15">3</text:p>
          </table:table-cell>
          <table:table-cell table:style-name="Таблица9.A1" office:value-type="string">
            <text:p text:style-name="P15">2</text:p>
          </table:table-cell>
          <table:table-cell table:style-name="Таблица9.A1" office:value-type="string">
            <text:p text:style-name="P15">1</text:p>
          </table:table-cell>
          <table:table-cell table:style-name="Таблица9.I1" office:value-type="string">
            <text:p text:style-name="P15">0</text:p>
          </table:table-cell>
        </table:table-row>
        <table:table-row table:style-name="TableLine94529708869616">
          <table:table-cell table:style-name="Таблица9.A2" office:value-type="string">
            <text:p text:style-name="P15">Имя бита</text:p>
          </table:table-cell>
          <table:table-cell table:style-name="Таблица9.A2" table:number-columns-spanned="5" office:value-type="string">
            <text:p text:style-name="P110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33"><text:span text:style-name="T80">query/</text:span>response</text:p>
          </table:table-cell>
          <table:table-cell table:style-name="Таблица9.A2" office:value-type="string">
            <text:p text:style-name="P133">RW</text:p>
          </table:table-cell>
          <table:table-cell table:style-name="Таблица9.I2" office:value-type="string">
            <text:p text:style-name="P124">Device</text:p>
          </table:table-cell>
        </table:table-row>
      </table:table>
      <text:p text:style-name="P65"/>
      <text:p text:style-name="P105"><text:span text:style-name="T86">Device</text:span><text:span text:style-name="T38">: </text:span><text:span text:style-name="T56">бит </text:span><text:span text:style-name="T58">выбора действия с устройством.</text:span><text:span text:style-name="T38"> </text:span><text:span text:style-name="T48">1</text:span><text:span text:style-name="T46"> – </text:span><text:span text:style-name="T58">запрос списка всех устройств</text:span><text:span text:style-name="T46">. </text:span><text:span text:style-name="T48">0</text:span><text:span text:style-name="T58"> — работа с одним устройством.</text:span></text:p>
      <text:p text:style-name="P65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5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111"><text:span text:style-name="T85">[NL4:NL0]</text:span><text:span text:style-name="T45"> –</text:span><text:span text:style-name="T85"> </text:span><text:span text:style-name="T56">длина имени устройства.</text:span></text:p>
      <text:p text:style-name="P109"><text:span text:style-name="T55">[ch3:ch0]</text:span><text:span text:style-name="T56"> – </text:span><text:span text:style-name="T59">биты номера канала чтения/записи.</text:span></text:p>
      <text:p text:style-name="P116"><text:span text:style-name="T87">S</text:span><text:span text:style-name="T49"> – </text:span><text:span text:style-name="T56">состояние устройства. 0 — нет соединения. 1 — соединение установлено</text:span></text:p>
      <text:p text:style-name="P123">[C7-C0] –<text:span text:style-name="T38"> </text:span><text:span text:style-name="T56">количество </text:span><text:span text:style-name="T60">устройств</text:span><text:span text:style-name="T56"> в ответе </text:span>Device_List</text:p>
      <text:p text:style-name="P125">X – <text:span text:style-name="T56">не проверяемый бит.</text:span></text:p>
      <text:p text:style-name="P60"/>
      <text:p text:style-name="P35"/>
      <text:p text:style-name="P35">Типы запросов</text:p>
      <text:p text:style-name="P6"><text:span text:style-name="T38">Запрос </text:span><text:span text:style-name="T7">Device_List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529708892704"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A1" office:value-type="string">
            <text:p text:style-name="P8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E1" office:value-type="string">
            <text:p text:style-name="P83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529708910576">
          <table:table-cell table:style-name="Таблица13.A1" office:value-type="string">
            <text:p text:style-name="P112">NL4</text:p>
          </table:table-cell>
          <table:table-cell table:style-name="Таблица13.A1" office:value-type="string">
            <text:p text:style-name="P112">NL3</text:p>
          </table:table-cell>
          <table:table-cell table:style-name="Таблица13.A1" office:value-type="string">
            <text:p text:style-name="P112">NL2</text:p>
          </table:table-cell>
          <table:table-cell table:style-name="Таблица13.D1" office:value-type="string">
            <text:p text:style-name="P112">NL1</text:p>
          </table:table-cell>
          <table:table-cell table:style-name="Таблица13.A1" office:value-type="string">
            <text:p text:style-name="P112">NL0</text:p>
          </table:table-cell>
          <table:table-cell table:style-name="Таблица13.A1" office:value-type="string">
            <text:p text:style-name="P20">0</text:p>
          </table:table-cell>
          <table:table-cell table:style-name="Таблица13.A1" office:value-type="string">
            <text:p text:style-name="P32">0</text:p>
          </table:table-cell>
          <table:table-cell table:style-name="Таблица13.D1" office:value-type="string">
            <text:p text:style-name="P97">0</text:p>
          </table:table-cell>
        </table:table-row>
        <table:table-row table:style-name="TableLine94529708873664"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57">1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H2" office:value-type="string">
            <text:p text:style-name="P126">X</text:p>
          </table:table-cell>
        </table:table-row>
        <table:table-row table:style-name="TableLine94529708887264">
          <table:table-cell table:style-name="Таблица13.A3" table:number-columns-spanned="8" office:value-type="string">
            <text:p text:style-name="P87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8">Запрос <text:span text:style-name="T9">Device_Read</text:span><text:span text:style-name="T3"> </text:span><text:span text:style-name="T39">(</text:span><text:span text:style-name="T16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529708929536">
          <table:table-cell table:style-name="Таблица14.A1" office:value-type="string">
            <text:p text:style-name="P112">NL4</text:p>
          </table:table-cell>
          <table:table-cell table:style-name="Таблица14.A1" office:value-type="string">
            <text:p text:style-name="P112">NL3</text:p>
          </table:table-cell>
          <table:table-cell table:style-name="Таблица14.A1" office:value-type="string">
            <text:p text:style-name="P112">NL2</text:p>
          </table:table-cell>
          <table:table-cell table:style-name="Таблица14.D1" office:value-type="string">
            <text:p text:style-name="P112">NL1</text:p>
          </table:table-cell>
          <table:table-cell table:style-name="Таблица14.A1" office:value-type="string">
            <text:p text:style-name="P112">NL0</text:p>
          </table:table-cell>
          <table:table-cell table:style-name="Таблица14.A1" office:value-type="string">
            <text:p text:style-name="P20">0</text:p>
          </table:table-cell>
          <table:table-cell table:style-name="Таблица14.A1" office:value-type="string">
            <text:p text:style-name="P97">1</text:p>
          </table:table-cell>
          <table:table-cell table:style-name="Таблица14.D1" office:value-type="string">
            <text:p text:style-name="P97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529708935840"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85">0</text:p>
          </table:table-cell>
          <table:table-cell table:style-name="Таблица15.A1" office:value-type="string">
            <text:p text:style-name="P117">ch3</text:p>
          </table:table-cell>
          <table:table-cell table:style-name="Таблица15.A1" office:value-type="string">
            <text:p text:style-name="P117">ch2</text:p>
          </table:table-cell>
          <table:table-cell table:style-name="Таблица15.A1" office:value-type="string">
            <text:p text:style-name="P117">ch1</text:p>
          </table:table-cell>
          <table:table-cell table:style-name="Таблица15.H1" office:value-type="string">
            <text:p text:style-name="P117">ch0</text:p>
          </table:table-cell>
        </table:table-row>
        <table:table-row table:style-name="TableLine94529708890576">
          <table:table-cell table:style-name="Таблица15.A2" table:number-columns-spanned="8" office:value-type="string">
            <text:p text:style-name="P75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9">Запрос <text:span text:style-name="T9">Device_</text:span><text:span text:style-name="T10">WRITE</text:span><text:span text:style-name="T3">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529708949488">
          <table:table-cell table:style-name="Таблица16.A1" office:value-type="string">
            <text:p text:style-name="P113">NL4</text:p>
          </table:table-cell>
          <table:table-cell table:style-name="Таблица16.A1" office:value-type="string">
            <text:p text:style-name="P113">NL3</text:p>
          </table:table-cell>
          <table:table-cell table:style-name="Таблица16.A1" office:value-type="string">
            <text:p text:style-name="P113">NL2</text:p>
          </table:table-cell>
          <table:table-cell table:style-name="Таблица16.D1" office:value-type="string">
            <text:p text:style-name="P113">NL1</text:p>
          </table:table-cell>
          <table:table-cell table:style-name="Таблица16.A1" office:value-type="string">
            <text:p text:style-name="P113">NL0</text:p>
          </table:table-cell>
          <table:table-cell table:style-name="Таблица16.A1" office:value-type="string">
            <text:p text:style-name="P21">0</text:p>
          </table:table-cell>
          <table:table-cell table:style-name="Таблица16.A1" office:value-type="string">
            <text:p text:style-name="P32">0</text:p>
          </table:table-cell>
          <table:table-cell table:style-name="Таблица16.D1" office:value-type="string">
            <text:p text:style-name="P98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529708958208"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86">0</text:p>
          </table:table-cell>
          <table:table-cell table:style-name="Таблица17.A1" office:value-type="string">
            <text:p text:style-name="P118">ch3</text:p>
          </table:table-cell>
          <table:table-cell table:style-name="Таблица17.A1" office:value-type="string">
            <text:p text:style-name="P118">ch2</text:p>
          </table:table-cell>
          <table:table-cell table:style-name="Таблица17.A1" office:value-type="string">
            <text:p text:style-name="P118">ch1</text:p>
          </table:table-cell>
          <table:table-cell table:style-name="Таблица17.H1" office:value-type="string">
            <text:p text:style-name="P118">ch0</text:p>
          </table:table-cell>
        </table:table-row>
        <table:table-row table:style-name="TableLine94529708979488">
          <table:table-cell table:style-name="Таблица17.A1" table:number-columns-spanned="4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529708980688">
          <table:table-cell table:style-name="Таблица17.A3" table:number-columns-spanned="8" office:value-type="string">
            <text:p text:style-name="P76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9708981600">
          <table:table-cell table:style-name="Таблица17.H1" table:number-columns-spanned="8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68"/>
      <text:p text:style-name="P35">Типы <text:span text:style-name="T68">ответов</text:span></text:p>
      <text:p text:style-name="P12"><text:span text:style-name="T51">Ответ</text:span><text:span text:style-name="T38"> </text:span><text:span text:style-name="T7">Device_List</text:span><text:span text:style-name="T2"> </text:span><text:span text:style-name="T39">(</text:span><text:span text:style-name="T52">2</text:span><text:span text:style-name="T41"> Байт </text:span><text:span text:style-name="T52">+ </text:span><text:span text:style-name="T18">N </text:span><text:span text:style-name="T52">Байт</text:span><text:span text:style-name="T39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529708987984"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A1" office:value-type="string">
            <text:p text:style-name="P59">1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E1" office:value-type="string">
            <text:p text:style-name="P84">1</text:p>
          </table:table-cell>
        </table:table-row>
        <table:table-row table:style-name="TableLine94529708906432">
          <table:table-cell table:style-name="Таблица23.A2" office:value-type="string">
            <text:p text:style-name="P122">C7</text:p>
          </table:table-cell>
          <table:table-cell table:style-name="Таблица23.A2" office:value-type="string">
            <text:p text:style-name="P122">C6</text:p>
          </table:table-cell>
          <table:table-cell table:style-name="Таблица23.A2" office:value-type="string">
            <text:p text:style-name="P122">C5</text:p>
          </table:table-cell>
          <table:table-cell table:style-name="Таблица23.A2" office:value-type="string">
            <text:p text:style-name="P122">C4</text:p>
          </table:table-cell>
          <table:table-cell table:style-name="Таблица23.E2" office:value-type="string">
            <text:p text:style-name="P122">C3</text:p>
          </table:table-cell>
          <table:table-cell table:style-name="Таблица23.A2" office:value-type="string">
            <text:p text:style-name="P122">C2</text:p>
          </table:table-cell>
          <table:table-cell table:style-name="Таблица23.E2" office:value-type="string">
            <text:p text:style-name="P122">C1</text:p>
          </table:table-cell>
          <table:table-cell table:style-name="Таблица23.E2" office:value-type="string">
            <text:p text:style-name="P122">C0</text:p>
          </table:table-cell>
        </table:table-row>
        <table:table-row table:style-name="TableLine94529709012704">
          <table:table-cell table:style-name="Таблица23.E2" table:number-columns-spanned="8" office:value-type="string">
            <text:p text:style-name="P138"><text:span text:style-name="T38">Следующие байты повторяются </text:span><text:span text:style-name="T1">[C7:C0] </text:span><text:span text:style-name="T38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9709013616">
          <table:table-cell table:style-name="Таблица23.A2" office:value-type="string">
            <text:p text:style-name="P113">NL4</text:p>
          </table:table-cell>
          <table:table-cell table:style-name="Таблица23.A2" office:value-type="string">
            <text:p text:style-name="P113">NL3</text:p>
          </table:table-cell>
          <table:table-cell table:style-name="Таблица23.A2" office:value-type="string">
            <text:p text:style-name="P113">NL2</text:p>
          </table:table-cell>
          <table:table-cell table:style-name="Таблица23.A2" office:value-type="string">
            <text:p text:style-name="P113">NL1</text:p>
          </table:table-cell>
          <table:table-cell table:style-name="Таблица23.A2" office:value-type="string">
            <text:p text:style-name="P113">NL0</text:p>
          </table:table-cell>
          <table:table-cell table:style-name="Таблица23.A2" office:value-type="string">
            <text:p text:style-name="P127">X</text:p>
          </table:table-cell>
          <table:table-cell table:style-name="Таблица23.A2" office:value-type="string">
            <text:p text:style-name="P127">X</text:p>
          </table:table-cell>
          <table:table-cell table:style-name="Таблица23.E2" office:value-type="string">
            <text:p text:style-name="P127">X</text:p>
          </table:table-cell>
        </table:table-row>
        <table:table-row table:style-name="TableLine94529709014800">
          <table:table-cell table:style-name="Таблица23.E2" table:number-columns-spanned="8" office:value-type="string">
            <text:p text:style-name="P139">... <text:span text:style-name="T93">Имя устройства.</text:span> <text:span text:style-name="T90">Кол-во байт, согласно</text:span><text:span text:style-name="T31"> </text:span><text:span text:style-name="T1"><text:s/></text:span><text:span text:style-name="T89">N</text:span><text:span text:style-name="T33">L[4:0]</text:span><text:span text:style-name="T31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529709015648">
          <table:table-cell table:style-name="Таблица24.A1" table:number-columns-spanned="2" office:value-type="string">
            <text:p text:style-name="P72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24.A1" table:number-columns-spanned="2" office:value-type="string">
            <text:p text:style-name="P72"><text:span text:style-name="T55">Длина </text:span><text:span text:style-name="T56">описания (</text:span><text:span text:style-name="T2">MSB</text:span><text:span text:style-name="T12">) </text:span></text:p>
            <text:p text:style-name="P72"><text:span text:style-name="T13">(</text:span><text:span text:style-name="T57">8 бит)</text:span></text:p>
          </table:table-cell>
          <table:covered-table-cell/>
          <table:table-cell table:style-name="Таблица24.A1" office:value-type="string">
            <text:p text:style-name="P72"><text:span text:style-name="T55">Длина описания (</text:span><text:span text:style-name="T2">LSB</text:span><text:span text:style-name="T1">)</text:span></text:p>
            <text:p text:style-name="P72"><text:span text:style-name="T22">(</text:span><text:span text:style-name="T61">8 бит)</text:span></text:p>
          </table:table-cell>
          <table:table-cell table:style-name="Таблица24.A1" office:value-type="string">
            <text:p text:style-name="P23">Кол-во каналов чтения</text:p>
            <text:p text:style-name="P31">(4 бита)</text:p>
          </table:table-cell>
          <table:table-cell table:style-name="Таблица24.G1" office:value-type="string">
            <text:p text:style-name="P23">Кол-во каналов записи</text:p>
            <text:p text:style-name="P31">(4 бита)</text:p>
          </table:table-cell>
        </table:table-row>
        <table:table-row table:style-name="TableLine94529709032592">
          <table:table-cell table:style-name="Таблица24.A2" table:number-columns-spanned="7" office:value-type="string">
            <text:p text:style-name="P47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9709033568">
          <table:table-cell table:style-name="Таблица24.A3" office:value-type="string">
            <text:p text:style-name="P13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37">Кол-во каналов, согласно «<text:span text:style-name="T74">Кол-во каналов чтения </text:span><text:span text:style-name="T75">(4 бита)</text:span>»</text:p>
          </table:table-cell>
          <table:covered-table-cell/>
          <table:covered-table-cell/>
          <table:covered-table-cell/>
        </table:table-row>
        <table:table-row table:style-name="TableLine94529709035440">
          <table:table-cell table:style-name="Таблица24.A3" office:value-type="string">
            <text:p text:style-name="P13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37">Кол-во каналов, согласно «<text:span text:style-name="T74">Кол-во каналов </text:span><text:span text:style-name="T73">записи</text:span><text:span text:style-name="T74"> </text:span><text:span text:style-name="T75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91">Ответ</text:span>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529709047856">
          <table:table-cell table:style-name="Таблица18.A1" office:value-type="string">
            <text:p text:style-name="P114">NL4</text:p>
          </table:table-cell>
          <table:table-cell table:style-name="Таблица18.A1" office:value-type="string">
            <text:p text:style-name="P114">NL3</text:p>
          </table:table-cell>
          <table:table-cell table:style-name="Таблица18.A1" office:value-type="string">
            <text:p text:style-name="P114">NL2</text:p>
          </table:table-cell>
          <table:table-cell table:style-name="Таблица18.D1" office:value-type="string">
            <text:p text:style-name="P114">NL1</text:p>
          </table:table-cell>
          <table:table-cell table:style-name="Таблица18.A1" office:value-type="string">
            <text:p text:style-name="P114">NL0</text:p>
          </table:table-cell>
          <table:table-cell table:style-name="Таблица18.A1" office:value-type="string">
            <text:p text:style-name="P101">1</text:p>
          </table:table-cell>
          <table:table-cell table:style-name="Таблица18.A1" office:value-type="string">
            <text:p text:style-name="P33">0</text:p>
          </table:table-cell>
          <table:table-cell table:style-name="Таблица18.D1" office:value-type="string">
            <text:p text:style-name="P99">0</text:p>
          </table:table-cell>
        </table:table-row>
        <table:table-row table:style-name="TableLine94529708895888">
          <table:table-cell table:style-name="Таблица18.A2" office:value-type="string">
            <text:p text:style-name="P140">X</text:p>
          </table:table-cell>
          <table:table-cell table:style-name="Таблица18.A2" office:value-type="string">
            <text:p text:style-name="P140">X</text:p>
          </table:table-cell>
          <table:table-cell table:style-name="Таблица18.A2" office:value-type="string">
            <text:p text:style-name="P121">S</text:p>
          </table:table-cell>
          <table:table-cell table:style-name="Таблица18.A2" office:value-type="string">
            <text:p text:style-name="P58">1</text:p>
          </table:table-cell>
          <table:table-cell table:style-name="Таблица18.A2" office:value-type="string">
            <text:p text:style-name="P140">X</text:p>
          </table:table-cell>
          <table:table-cell table:style-name="Таблица18.A2" office:value-type="string">
            <text:p text:style-name="P140">X</text:p>
          </table:table-cell>
          <table:table-cell table:style-name="Таблица18.A2" office:value-type="string">
            <text:p text:style-name="P140">X</text:p>
          </table:table-cell>
          <table:table-cell table:style-name="Таблица18.H2" office:value-type="string">
            <text:p text:style-name="P140">X</text:p>
          </table:table-cell>
        </table:table-row>
        <table:table-row table:style-name="TableLine94529709063520">
          <table:table-cell table:style-name="Таблица18.A3" table:number-columns-spanned="8" office:value-type="string">
            <text:p text:style-name="P8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11"/>
      <text:p text:style-name="P11"><text:span text:style-name="T92">Ответ</text:span> <text:span text:style-name="T9">Device_</text:span><text:span text:style-name="T11">READ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529709065584">
          <table:table-cell table:style-name="Таблица21.A1" office:value-type="string">
            <text:p text:style-name="P115">NL4</text:p>
          </table:table-cell>
          <table:table-cell table:style-name="Таблица21.A1" office:value-type="string">
            <text:p text:style-name="P115">NL3</text:p>
          </table:table-cell>
          <table:table-cell table:style-name="Таблица21.A1" office:value-type="string">
            <text:p text:style-name="P115">NL2</text:p>
          </table:table-cell>
          <table:table-cell table:style-name="Таблица21.D1" office:value-type="string">
            <text:p text:style-name="P115">NL1</text:p>
          </table:table-cell>
          <table:table-cell table:style-name="Таблица21.A1" office:value-type="string">
            <text:p text:style-name="P115">NL0</text:p>
          </table:table-cell>
          <table:table-cell table:style-name="Таблица21.A1" office:value-type="string">
            <text:p text:style-name="P102">1</text:p>
          </table:table-cell>
          <table:table-cell table:style-name="Таблица21.A1" office:value-type="string">
            <text:p text:style-name="P33">1</text:p>
          </table:table-cell>
          <table:table-cell table:style-name="Таблица21.D1" office:value-type="string">
            <text:p text:style-name="P100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529709076944"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41">X</text:p>
          </table:table-cell>
          <table:table-cell table:style-name="Таблица22.A1" office:value-type="string">
            <text:p text:style-name="P120">ch3</text:p>
          </table:table-cell>
          <table:table-cell table:style-name="Таблица22.A1" office:value-type="string">
            <text:p text:style-name="P120">ch2</text:p>
          </table:table-cell>
          <table:table-cell table:style-name="Таблица22.A1" office:value-type="string">
            <text:p text:style-name="P120">ch1</text:p>
          </table:table-cell>
          <table:table-cell table:style-name="Таблица22.H1" office:value-type="string">
            <text:p text:style-name="P120">ch0</text:p>
          </table:table-cell>
        </table:table-row>
        <table:table-row table:style-name="TableLine94529709099120">
          <table:table-cell table:style-name="Таблица22.A1" table:number-columns-spanned="4" office:value-type="string">
            <text:p text:style-name="P29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29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529709100320">
          <table:table-cell table:style-name="Таблица22.A3" table:number-columns-spanned="8" office:value-type="string">
            <text:p text:style-name="P7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9709101232">
          <table:table-cell table:style-name="Таблица22.H1" table:number-columns-spanned="8" office:value-type="string">
            <text:p text:style-name="P78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5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91">Ответ</text:span> <text:span text:style-name="T9">Device_</text:span><text:span text:style-name="T10">WRITE</text:span><text:span text:style-name="T3"> </text:span><text:span text:style-name="T39">(</text:span><text:span text:style-name="T50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529709105232">
          <table:table-cell table:style-name="Таблица19.A1" office:value-type="string">
            <text:p text:style-name="P114">NL4</text:p>
          </table:table-cell>
          <table:table-cell table:style-name="Таблица19.A1" office:value-type="string">
            <text:p text:style-name="P114">NL3</text:p>
          </table:table-cell>
          <table:table-cell table:style-name="Таблица19.A1" office:value-type="string">
            <text:p text:style-name="P114">NL2</text:p>
          </table:table-cell>
          <table:table-cell table:style-name="Таблица19.D1" office:value-type="string">
            <text:p text:style-name="P114">NL1</text:p>
          </table:table-cell>
          <table:table-cell table:style-name="Таблица19.A1" office:value-type="string">
            <text:p text:style-name="P114">NL0</text:p>
          </table:table-cell>
          <table:table-cell table:style-name="Таблица19.A1" office:value-type="string">
            <text:p text:style-name="P32">1</text:p>
          </table:table-cell>
          <table:table-cell table:style-name="Таблица19.A1" office:value-type="string">
            <text:p text:style-name="P33">0</text:p>
          </table:table-cell>
          <table:table-cell table:style-name="Таблица19.D1" office:value-type="string">
            <text:p text:style-name="P99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529709111824"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41">X</text:p>
          </table:table-cell>
          <table:table-cell table:style-name="Таблица20.A1" office:value-type="string">
            <text:p text:style-name="P119">ch3</text:p>
          </table:table-cell>
          <table:table-cell table:style-name="Таблица20.A1" office:value-type="string">
            <text:p text:style-name="P119">ch2</text:p>
          </table:table-cell>
          <table:table-cell table:style-name="Таблица20.A1" office:value-type="string">
            <text:p text:style-name="P119">ch1</text:p>
          </table:table-cell>
          <table:table-cell table:style-name="Таблица20.H1" office:value-type="string">
            <text:p text:style-name="P119">ch0</text:p>
          </table:table-cell>
        </table:table-row>
        <table:table-row table:style-name="TableLine94529709120944">
          <table:table-cell table:style-name="Таблица20.A2" table:number-columns-spanned="8" office:value-type="string">
            <text:p text:style-name="P77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8-10T15:21:41.500517569</dc:date>
    <meta:editing-duration>P10DT20H29M5S</meta:editing-duration>
    <meta:editing-cycles>117</meta:editing-cycles>
    <meta:document-statistic meta:table-count="26" meta:image-count="0" meta:object-count="0" meta:page-count="3" meta:paragraph-count="310" meta:word-count="722" meta:character-count="3407" meta:non-whitespace-character-count="2947"/>
  </office:meta>
</office:document-meta>
</file>